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b28c" officeooo:paragraph-rsid="0012b28c"/>
    </style:style>
    <style:style style:name="P2" style:family="paragraph" style:parent-style-name="Standard">
      <style:paragraph-properties fo:text-align="center" style:justify-single-word="false"/>
      <style:text-properties officeooo:rsid="0012b28c" officeooo:paragraph-rsid="0012b28c"/>
    </style:style>
    <style:style style:name="P3" style:family="paragraph" style:parent-style-name="Standard">
      <style:paragraph-properties fo:text-align="end" style:justify-single-word="false"/>
      <style:text-properties officeooo:rsid="0012b28c" officeooo:paragraph-rsid="0012b28c"/>
    </style:style>
    <style:style style:name="T1" style:family="text">
      <style:text-properties style:font-name="Liberation Serif1"/>
    </style:style>
    <style:style style:name="T2" style:family="text">
      <style:text-properties style:font-name="Liberation Seri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SP Hw1 report</text:p>
      <text:p text:style-name="P3">b06502151</text:p>
      <text:p text:style-name="P3">許家誠</text:p>
      <text:p text:style-name="P3">電機四</text:p>
      <text:p text:style-name="P1">我程式寫爛了，我猜是我的A矩陣出了bug，但是我重新檢查了很多變還是找不到自己寫錯的地方，會覺得是A矩陣錯的原因是因為他橫向的機率總和不為1，而我的<text:span text:style-name="T1">π</text:span><text:span text:style-name="T2">和B的總和則是很接近1。隨著iteration變大的過程中，我們的A矩陣就誤差越大，越多列的機率總和就越不接近1，因此最後造成testing的結果很差。</text:span></text:p>
      <text:p text:style-name="P1"><text:span text:style-name="T2"/></text:p>
      <text:p text:style-name="P1"><text:span text:style-name="T2">在寫程式時，一直被矩陣的行列搞到，常常tij順序錯了，因而造成錯誤的結果，花了很多時間在對符號和PDF中的符號是否相同</text:span></text:p>
      <text:p text:style-name="P1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6T01:17:36.753337070</meta:creation-date>
    <dc:date>2020-11-06T01:28:43.795393829</dc:date>
    <meta:editing-duration>PT11M6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6" meta:word-count="200" meta:character-count="239" meta:non-whitespace-character-count="237"/>
  </office:meta>
</office:document-meta>
</file>